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students</text:h>
      <table:table table:name="students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Rollno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Branch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tudents</text:h>
      <table:table table:name="students_structure">
        <table:table-column table:number-columns-repeated="3"/>
        <table:table-row>
          <table:table-cell office:value-type="string">
            <text:p>Rollno</text:p>
          </table:table-cell>
          <table:table-cell office:value-type="string">
            <text:p>Name</text:p>
          </table:table-cell>
          <table:table-cell office:value-type="string">
            <text:p>Branch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string">
            <text:p>Computer Scienc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uhani</text:p>
          </table:table-cell>
          <table:table-cell office:value-type="string">
            <text:p>Electronics and Com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Kriti</text:p>
          </table:table-cell>
          <table:table-cell office:value-type="string">
            <text:p>Electronics and Com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7:17:47+01:00</meta:creation-date>
  </office:meta>
</office:document-meta>
</file>